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7d1" officeooo:paragraph-rsid="001cf7d1"/>
    </style:style>
    <style:style style:name="P2" style:family="paragraph" style:parent-style-name="Standard">
      <style:paragraph-properties fo:break-before="page"/>
      <style:text-properties officeooo:rsid="001cf7d1" officeooo:paragraph-rsid="001cf7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1</text:p>
      <text:p text:style-name="P2">Page 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5:18:36.852551815</meta:creation-date>
    <dc:date>2025-09-08T15:18:57.612006776</dc:date>
    <meta:editing-duration>PT22S</meta:editing-duration>
    <meta:editing-cycles>1</meta:editing-cycles>
    <meta:document-statistic meta:table-count="0" meta:image-count="0" meta:object-count="0" meta:page-count="2" meta:paragraph-count="2" meta:word-count="4" meta:character-count="12" meta:non-whitespace-character-count="10"/>
    <meta:generator>LibreOffice/24.2.7.2$Linux_X86_64 LibreOffice_project/420$Build-2</meta:generator>
  </office:meta>
</office:document-meta>
</file>